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394cm" fo:margin-left="2.983cm" fo:margin-top="0cm" fo:margin-bottom="0cm" table:align="left" style:writing-mode="page"/>
    </style:style>
    <style:style style:name="Tabela1.A" style:family="table-column">
      <style:table-column-properties style:column-width="2.427cm"/>
    </style:style>
    <style:style style:name="Tabela1.B" style:family="table-column">
      <style:table-column-properties style:column-width="2.323cm"/>
    </style:style>
    <style:style style:name="Tabela1.C" style:family="table-column">
      <style:table-column-properties style:column-width="2.321cm"/>
    </style:style>
    <style:style style:name="Tabela1.1" style:family="table-row">
      <style:table-row-properties style:min-row-height="0.485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/>
    </style:style>
    <style:style style:name="Tabela1.6" style:family="table-row">
      <style:table-row-properties style:min-row-height="0.49cm" fo:keep-together="auto"/>
    </style:style>
    <style:style style:name="Tabela3" style:family="table">
      <style:table-properties style:width="15.392cm" table:align="margins" style:writing-mode="lr-tb"/>
    </style:style>
    <style:style style:name="Tabela3.A" style:family="table-column">
      <style:table-column-properties style:column-width="2.2cm" style:rel-column-width="9362*"/>
    </style:style>
    <style:style style:name="Tabela3.G" style:family="table-column">
      <style:table-column-properties style:column-width="2.2cm" style:rel-column-width="9363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G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.6" style:family="table-row">
      <style:table-row-properties style:min-row-height="0.702cm"/>
    </style:style>
    <style:style style:name="Tabela2" style:family="table">
      <style:table-properties style:width="12.282cm" fo:margin-left="1.538cm" fo:margin-top="0cm" fo:margin-bottom="0cm" table:align="left" style:writing-mode="page"/>
    </style:style>
    <style:style style:name="Tabela2.A" style:family="table-column">
      <style:table-column-properties style:column-width="4.997cm"/>
    </style:style>
    <style:style style:name="Tabela2.B" style:family="table-column">
      <style:table-column-properties style:column-width="3.463cm"/>
    </style:style>
    <style:style style:name="Tabela2.C" style:family="table-column">
      <style:table-column-properties style:column-width="1.924cm"/>
    </style:style>
    <style:style style:name="Tabela2.D" style:family="table-column">
      <style:table-column-properties style:column-width="1.898cm"/>
    </style:style>
    <style:style style:name="Tabela2.1" style:family="table-row">
      <style:table-row-properties style:min-row-height="0.977cm" fo:keep-together="auto"/>
    </style:style>
    <style:style style:name="Tabela2.A1" style:family="table-cell">
      <style:table-cell-properties fo:padding-left="0.009cm" fo:padding-right="0.009cm" fo:padding-top="0cm" fo:padding-bottom="0cm" fo:border="0.5pt solid #000000"/>
    </style:style>
    <style:style style:name="Tabela2.2" style:family="table-row">
      <style:table-row-properties style:min-row-height="0.494cm" fo:keep-together="auto"/>
    </style:style>
    <style:style style:name="Tabela2.4" style:family="table-row">
      <style:table-row-properties style:min-row-height="0.497cm" fo:keep-together="auto"/>
    </style:style>
    <style:style style:name="Tabela4" style:family="table">
      <style:table-properties style:width="13.859cm" table:align="right" style:writing-mode="lr-tb"/>
    </style:style>
    <style:style style:name="Tabela4.A" style:family="table-column">
      <style:table-column-properties style:column-width="2.536cm"/>
    </style:style>
    <style:style style:name="Tabela4.B" style:family="table-column">
      <style:table-column-properties style:column-width="2.475cm"/>
    </style:style>
    <style:style style:name="Tabela4.C" style:family="table-column">
      <style:table-column-properties style:column-width="3.286cm"/>
    </style:style>
    <style:style style:name="Tabela4.D" style:family="table-column">
      <style:table-column-properties style:column-width="2.782cm"/>
    </style:style>
    <style:style style:name="Tabela4.E" style:family="table-column">
      <style:table-column-properties style:column-width="2.78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E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E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3.005cm" fo:margin-left="1.473cm" table:align="left" style:writing-mode="lr-tb"/>
    </style:style>
    <style:style style:name="Tabela5.A" style:family="table-column">
      <style:table-column-properties style:column-width="3.664cm"/>
    </style:style>
    <style:style style:name="Tabela5.B" style:family="table-column">
      <style:table-column-properties style:column-width="5.129cm"/>
    </style:style>
    <style:style style:name="Tabela5.C" style:family="table-column">
      <style:table-column-properties style:column-width="4.212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left="5.108cm" fo:margin-right="0cm" fo:margin-top="0.3cm" fo:margin-bottom="0cm" style:contextual-spacing="false"/>
    </style:style>
    <style:style style:name="P2" style:family="paragraph" style:parent-style-name="Heading_20_1">
      <style:paragraph-properties fo:margin-left="3.676cm" fo:margin-right="0cm" fo:margin-top="0.273cm" fo:margin-bottom="0cm" style:contextual-spacing="false" fo:text-align="start" style:justify-single-word="false"/>
    </style:style>
    <style:style style:name="P3" style:family="paragraph" style:parent-style-name="Text_20_body">
      <style:paragraph-properties fo:margin-left="0.18cm" fo:margin-right="0.208cm" fo:margin-top="0.319cm" fo:margin-bottom="0cm" style:contextual-spacing="false" fo:line-height="108%" fo:text-indent="0cm" style:auto-text-indent="false"/>
    </style:style>
    <style:style style:name="P4" style:family="paragraph" style:parent-style-name="Text_20_body">
      <style:paragraph-properties fo:margin-left="0.18cm" fo:margin-right="0.208cm" fo:line-height="108%" fo:text-indent="0cm" style:auto-text-indent="false"/>
      <style:text-properties officeooo:paragraph-rsid="001d8409"/>
    </style:style>
    <style:style style:name="P5" style:family="paragraph" style:parent-style-name="List_20_Paragraph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normal" officeooo:rsid="001ce37b" officeooo:paragraph-rsid="001ce37b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1ce37b" officeooo:paragraph-rsid="001ce37b"/>
    </style:style>
    <style:style style:name="P7" style:family="paragraph" style:parent-style-name="Table_20_Contents">
      <style:paragraph-properties fo:text-align="center" style:justify-single-word="false"/>
      <style:text-properties officeooo:rsid="001f09f4" officeooo:paragraph-rsid="001f09f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20620e" officeooo:paragraph-rsid="0020620e"/>
    </style:style>
    <style:style style:name="P10" style:family="paragraph" style:parent-style-name="List_20_Paragraph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size="12pt" fo:font-weight="normal" officeooo:rsid="001ce37b" officeooo:paragraph-rsid="001ce37b" style:font-size-asian="12pt" style:font-weight-asian="normal" style:font-weight-complex="normal"/>
    </style:style>
    <style:style style:name="P11" style:family="paragraph" style:parent-style-name="List_20_Paragraph">
      <style:paragraph-properties fo:margin-left="1.448cm" fo:margin-right="0.206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35126" officeooo:paragraph-rsid="00235126"/>
    </style:style>
    <style:style style:name="P13" style:family="paragraph" style:parent-style-name="Table_20_Paragraph">
      <style:paragraph-properties fo:margin-left="0.256cm" fo:margin-right="0.247cm" fo:line-height="0.452cm"/>
      <style:text-properties officeooo:paragraph-rsid="001d8409"/>
    </style:style>
    <style:style style:name="P14" style:family="paragraph" style:parent-style-name="Table_20_Paragraph">
      <style:paragraph-properties fo:margin-left="0.263cm" fo:margin-right="0.249cm" fo:line-height="0.452cm"/>
      <style:text-properties officeooo:paragraph-rsid="001d8409"/>
    </style:style>
    <style:style style:name="P15" style:family="paragraph" style:parent-style-name="Table_20_Paragraph">
      <style:paragraph-properties fo:margin-left="0.258cm" fo:margin-right="0.25cm" fo:line-height="0.452cm"/>
      <style:text-properties officeooo:paragraph-rsid="001d8409"/>
    </style:style>
    <style:style style:name="P16" style:family="paragraph" style:parent-style-name="Table_20_Paragraph">
      <style:paragraph-properties fo:margin-left="0.012cm" fo:margin-right="0cm" fo:line-height="0.452cm"/>
      <style:text-properties officeooo:paragraph-rsid="001d8409"/>
    </style:style>
    <style:style style:name="P17" style:family="paragraph" style:parent-style-name="Table_20_Paragraph">
      <style:paragraph-properties fo:margin-left="0.263cm" fo:margin-right="0.245cm" fo:margin-top="0.011cm" fo:margin-bottom="0cm" style:contextual-spacing="false" fo:line-height="0.439cm"/>
      <style:text-properties officeooo:paragraph-rsid="001d8409"/>
    </style:style>
    <style:style style:name="P18" style:family="paragraph" style:parent-style-name="Table_20_Paragraph">
      <style:paragraph-properties fo:margin-left="0.263cm" fo:margin-right="0.245cm" fo:margin-top="0.014cm" fo:margin-bottom="0cm" style:contextual-spacing="false" fo:line-height="0.439cm"/>
      <style:text-properties officeooo:paragraph-rsid="001d8409"/>
    </style:style>
    <style:style style:name="P19" style:family="paragraph" style:parent-style-name="Table_20_Paragraph">
      <style:paragraph-properties fo:margin-left="0.258cm" fo:margin-right="0.245cm" fo:margin-top="0.011cm" fo:margin-bottom="0cm" style:contextual-spacing="false" fo:line-height="0.439cm"/>
      <style:text-properties officeooo:paragraph-rsid="001d8409"/>
    </style:style>
    <style:style style:name="P20" style:family="paragraph" style:parent-style-name="Table_20_Paragraph">
      <style:paragraph-properties fo:margin-left="0.258cm" fo:margin-right="0.245cm" fo:margin-top="0.014cm" fo:margin-bottom="0cm" style:contextual-spacing="false" fo:line-height="0.439cm"/>
      <style:text-properties officeooo:paragraph-rsid="001d8409"/>
    </style:style>
    <style:style style:name="P21" style:family="paragraph" style:parent-style-name="Table_20_Paragraph">
      <style:paragraph-properties fo:margin-left="0.258cm" fo:margin-right="0.249cm" fo:margin-top="0.011cm" fo:margin-bottom="0cm" style:contextual-spacing="false" fo:line-height="0.439cm"/>
      <style:text-properties officeooo:paragraph-rsid="001d8409"/>
    </style:style>
    <style:style style:name="P22" style:family="paragraph" style:parent-style-name="Table_20_Paragraph">
      <style:paragraph-properties fo:margin-left="0.258cm" fo:margin-right="0.249cm" fo:margin-top="0.014cm" fo:margin-bottom="0cm" style:contextual-spacing="false" fo:line-height="0.439cm"/>
      <style:text-properties officeooo:paragraph-rsid="001d8409"/>
    </style:style>
    <style:style style:name="P23" style:family="paragraph" style:parent-style-name="Table_20_Paragraph">
      <style:paragraph-properties fo:margin-left="0.012cm" fo:margin-right="0cm" fo:margin-top="0.002cm" fo:margin-bottom="0cm" style:contextual-spacing="false" fo:line-height="0.453cm"/>
      <style:text-properties officeooo:paragraph-rsid="001d8409"/>
    </style:style>
    <style:style style:name="P24" style:family="paragraph" style:parent-style-name="Table_20_Paragraph">
      <style:paragraph-properties fo:margin-left="0.344cm" fo:margin-right="0.335cm" fo:margin-top="0.002cm" fo:margin-bottom="0cm" style:contextual-spacing="false" fo:line-height="100%"/>
    </style:style>
    <style:style style:name="P25" style:family="paragraph" style:parent-style-name="Table_20_Paragraph">
      <style:paragraph-properties fo:margin-left="0.259cm" fo:margin-right="0.247cm" fo:margin-top="0.002cm" fo:margin-bottom="0cm" style:contextual-spacing="false" fo:line-height="100%"/>
    </style:style>
    <style:style style:name="P26" style:family="paragraph" style:parent-style-name="Table_20_Paragraph">
      <style:paragraph-properties fo:margin-left="0.688cm" fo:margin-right="0.295cm" style:line-height-at-least="0.476cm" fo:text-align="start" style:justify-single-word="false" fo:text-indent="-0.369cm" style:auto-text-indent="false"/>
    </style:style>
    <style:style style:name="P27" style:family="paragraph" style:parent-style-name="Table_20_Paragraph">
      <style:paragraph-properties fo:margin-left="0.676cm" fo:margin-right="0.293cm" style:line-height-at-least="0.476cm" fo:text-align="start" style:justify-single-word="false" fo:text-indent="-0.358cm" style:auto-text-indent="false"/>
    </style:style>
    <style:style style:name="P28" style:family="paragraph" style:parent-style-name="Table_20_Paragraph">
      <style:paragraph-properties fo:margin-left="0.344cm" fo:margin-right="0.332cm"/>
    </style:style>
    <style:style style:name="P29" style:family="paragraph" style:parent-style-name="Table_20_Paragraph">
      <style:paragraph-properties fo:margin-left="0.344cm" fo:margin-right="0.333cm"/>
    </style:style>
    <style:style style:name="P30" style:family="paragraph" style:parent-style-name="Table_20_Paragraph">
      <style:paragraph-properties fo:margin-left="0.256cm" fo:margin-right="0.247cm"/>
    </style:style>
    <style:style style:name="P31" style:family="paragraph" style:parent-style-name="Table_20_Paragraph">
      <style:paragraph-properties fo:margin-left="0.711cm" fo:margin-right="0.699cm"/>
    </style:style>
    <style:style style:name="P32" style:family="paragraph" style:parent-style-name="Table_20_Paragraph">
      <style:paragraph-properties fo:margin-left="0.734cm" fo:margin-right="0cm" fo:text-align="start" style:justify-single-word="false"/>
    </style:style>
    <style:style style:name="P33" style:family="paragraph" style:parent-style-name="Table_20_Paragraph">
      <style:paragraph-properties fo:margin-left="1.307cm" fo:margin-right="0cm" fo:text-align="start" style:justify-single-word="false"/>
    </style:style>
    <style:style style:name="P34" style:family="paragraph" style:parent-style-name="Table_20_Paragraph">
      <style:paragraph-properties fo:margin-left="0.84cm" fo:margin-right="0cm" fo:text-align="start" style:justify-single-word="false"/>
    </style:style>
    <style:style style:name="P35" style:family="paragraph" style:parent-style-name="Table_20_Paragraph">
      <style:paragraph-properties fo:margin-left="1.307cm" fo:margin-right="0cm" fo:margin-top="0.004cm" fo:margin-bottom="0cm" style:contextual-spacing="false" fo:line-height="0.46cm" fo:text-align="start" style:justify-single-word="false"/>
    </style:style>
    <style:style style:name="P36" style:family="paragraph" style:parent-style-name="Table_20_Paragraph">
      <style:paragraph-properties fo:margin-left="0.734cm" fo:margin-right="0cm" fo:margin-top="0.002cm" fo:margin-bottom="0cm" style:contextual-spacing="false" fo:line-height="0.46cm" fo:text-align="start" style:justify-single-word="false"/>
    </style:style>
    <style:style style:name="P37" style:family="paragraph" style:parent-style-name="Table_20_Paragraph">
      <style:paragraph-properties fo:margin-left="0.256cm" fo:margin-right="0.247cm" fo:margin-top="0.002cm" fo:margin-bottom="0cm" style:contextual-spacing="false" fo:line-height="0.46cm"/>
    </style:style>
    <style:style style:name="P38" style:family="paragraph" style:parent-style-name="Table_20_Paragraph">
      <style:paragraph-properties fo:margin-left="0.711cm" fo:margin-right="0.699cm" fo:margin-top="0.002cm" fo:margin-bottom="0cm" style:contextual-spacing="false" fo:line-height="0.46cm"/>
    </style:style>
    <style:style style:name="P39" style:family="paragraph" style:parent-style-name="Table_20_Paragraph">
      <style:paragraph-properties fo:margin-left="1.307cm" fo:margin-right="0cm" fo:line-height="0.464cm" fo:text-align="start" style:justify-single-word="false"/>
    </style:style>
    <style:style style:name="P40" style:family="paragraph" style:parent-style-name="Table_20_Paragraph">
      <style:paragraph-properties fo:margin-left="0.734cm" fo:margin-right="0cm" fo:line-height="0.464cm" fo:text-align="start" style:justify-single-word="false"/>
    </style:style>
    <style:style style:name="P41" style:family="paragraph" style:parent-style-name="Table_20_Paragraph">
      <style:paragraph-properties fo:margin-left="0.84cm" fo:margin-right="0cm" fo:line-height="0.464cm" fo:text-align="start" style:justify-single-word="false"/>
    </style:style>
    <style:style style:name="P42" style:family="paragraph" style:parent-style-name="Table_20_Paragraph">
      <style:paragraph-properties fo:margin-left="0.256cm" fo:margin-right="0.247cm" fo:line-height="0.464cm"/>
    </style:style>
    <style:style style:name="P43" style:family="paragraph" style:parent-style-name="Table_20_Paragraph">
      <style:paragraph-properties fo:margin-left="0.711cm" fo:margin-right="0.699cm" fo:line-height="0.464cm"/>
    </style:style>
    <style:style style:name="P44" style:family="paragraph" style:parent-style-name="Table_20_Paragraph">
      <style:paragraph-properties fo:margin-left="0.012cm" fo:margin-right="0cm" fo:line-height="0.464cm"/>
    </style:style>
    <style:style style:name="P45" style:family="paragraph" style:parent-style-name="Standard">
      <style:paragraph-properties fo:margin-left="2.633cm" fo:margin-right="2.297cm" fo:margin-top="0.051cm" fo:margin-bottom="0cm" style:contextual-spacing="false" fo:text-align="start" style:justify-single-word="false" fo:text-indent="-0.344cm" style:auto-text-indent="false"/>
    </style:style>
    <style:style style:name="P46" style:family="paragraph" style:parent-style-name="Standard">
      <style:paragraph-properties fo:margin-left="0.18cm" fo:margin-right="0.178cm" fo:margin-top="0.323cm" fo:margin-bottom="0cm" style:contextual-spacing="false" fo:line-height="158%" fo:text-align="justify" style:justify-single-word="false" fo:text-indent="0.058cm" style:auto-text-indent="false">
        <style:tab-stops>
          <style:tab-stop style:position="15.21cm"/>
        </style:tab-stops>
      </style:paragraph-properties>
      <style:text-properties officeooo:paragraph-rsid="0019c580"/>
    </style:style>
    <style:style style:name="P47" style:family="paragraph" style:parent-style-name="Text_20_body">
      <style:paragraph-properties fo:margin-left="0cm" fo:margin-right="0cm" fo:margin-top="0.019cm" fo:margin-bottom="0cm" style:contextual-spacing="false" fo:text-align="start" style:justify-single-word="false" fo:text-indent="0cm" style:auto-text-indent="false"/>
      <style:text-properties fo:font-size="6.5pt" fo:font-weight="bold" style:font-size-asian="6.5pt" style:font-weight-asian="bold"/>
    </style:style>
    <style:style style:name="P48" style:family="paragraph" style:parent-style-name="Text_20_body">
      <style:paragraph-properties fo:margin-left="0cm" fo:margin-right="0cm" fo:margin-top="0.016cm" fo:margin-bottom="0cm" style:contextual-spacing="false" fo:text-align="start" style:justify-single-word="false" fo:text-indent="0cm" style:auto-text-indent="false"/>
      <style:text-properties fo:font-size="6.5pt" style:font-size-asian="6.5pt"/>
    </style:style>
    <style:style style:name="P49" style:family="paragraph" style:parent-style-name="List_20_Paragraph" style:list-style-name="WWNum1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paragraph-rsid="001d8409"/>
    </style:style>
    <style:style style:name="P50" style:family="paragraph" style:parent-style-name="List_20_Paragraph" style:list-style-name="WWNum1">
      <style:paragraph-properties fo:margin-left="1.448cm" fo:margin-right="0.206cm" fo:margin-top="0.002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paragraph-rsid="001ce37b"/>
    </style:style>
    <style:style style:name="P51" style:family="paragraph" style:parent-style-name="List_20_Paragraph">
      <style:paragraph-properties fo:margin-left="1.448cm" fo:margin-right="0.206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52" style:family="paragraph" style:parent-style-name="List_20_Paragraph" style:list-style-name="WWNum2">
      <style:paragraph-properties fo:margin-left="1.448cm" fo:margin-right="0.206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53" style:family="paragraph" style:parent-style-name="List_20_Paragraph" style:list-style-name="WWNum2">
      <style:paragraph-properties fo:margin-left="1.448cm" fo:margin-right="0.208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54" style:family="paragraph" style:parent-style-name="List_20_Paragraph" style:list-style-name="WWNum2">
      <style:paragraph-properties fo:margin-left="1.448cm" fo:margin-right="0.203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55" style:family="paragraph" style:parent-style-name="List_20_Paragraph" style:list-style-name="WWNum1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rsid="0019c580" officeooo:paragraph-rsid="0019c580"/>
    </style:style>
    <style:style style:name="P56" style:family="paragraph" style:parent-style-name="List_20_Paragraph" style:list-style-name="WWNum1">
      <style:paragraph-properties fo:margin-left="1.448cm" fo:margin-right="0.206cm" fo:margin-top="0.28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rsid="0019c580" officeooo:paragraph-rsid="001ba8a5"/>
    </style:style>
    <style:style style:name="P57" style:family="paragraph" style:parent-style-name="List_20_Paragraph" style:list-style-name="WWNum1">
      <style:paragraph-properties fo:margin-left="1.448cm" fo:margin-right="0.206cm" fo:margin-top="0.002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rsid="001ce37b" officeooo:paragraph-rsid="001ce37b"/>
    </style:style>
    <style:style style:name="P58" style:family="paragraph" style:parent-style-name="List_20_Paragraph" style:list-style-name="WWNum2">
      <style:paragraph-properties fo:margin-left="1.448cm" fo:margin-right="0.206cm" fo:margin-top="0cm" fo:margin-bottom="0cm" style:contextual-spacing="false" fo:line-height="108%" fo:text-align="justify" style:justify-single-word="false" fo:text-indent="-0.635cm" style:auto-text-indent="false">
        <style:tab-stops>
          <style:tab-stop style:position="1.45cm"/>
        </style:tab-stops>
      </style:paragraph-properties>
      <style:text-properties officeooo:rsid="001f09f4" officeooo:paragraph-rsid="001f09f4"/>
    </style:style>
    <style:style style:name="T1" style:family="text">
      <style:text-properties style:font-name="Calibri" fo:font-size="11pt" fo:font-weight="bold" style:font-size-asian="11pt" style:font-weight-asian="bold"/>
    </style:style>
    <style:style style:name="T2" style:family="text">
      <style:text-properties style:font-name="Calibri" fo:font-size="11pt" fo:letter-spacing="-0.083cm" fo:font-weight="bold" style:font-size-asian="11pt" style:font-weight-asian="bold"/>
    </style:style>
    <style:style style:name="T3" style:family="text">
      <style:text-properties style:font-name="Calibri" fo:font-size="11pt" fo:letter-spacing="-0.009cm" fo:font-weight="bold" style:font-size-asian="11pt" style:font-weight-asian="bold"/>
    </style:style>
    <style:style style:name="T4" style:family="text">
      <style:text-properties style:font-name="Calibri" fo:font-size="11pt" fo:letter-spacing="-0.005cm" fo:font-weight="bold" style:font-size-asian="11pt" style:font-weight-asian="bold"/>
    </style:style>
    <style:style style:name="T5" style:family="text">
      <style:text-properties style:font-name="Calibri" fo:font-size="11pt" fo:letter-spacing="0.002cm" fo:font-weight="bold" style:font-size-asian="11pt" style:font-weight-asian="bold"/>
    </style:style>
    <style:style style:name="T6" style:family="text">
      <style:text-properties style:font-name="Calibri" fo:font-size="11pt" fo:letter-spacing="-0.002cm" fo:font-weight="bold" style:font-size-asian="11pt" style:font-weight-asian="bold"/>
    </style:style>
    <style:style style:name="T7" style:family="text">
      <style:text-properties style:font-name="Calibri" fo:font-size="11pt" fo:letter-spacing="-0.007cm" fo:font-weight="bold" style:font-size-asian="11pt" style:font-weight-asian="bold"/>
    </style:style>
    <style:style style:name="T8" style:family="text">
      <style:text-properties style:font-name="Calibri" fo:font-size="11pt" style:font-size-asian="11pt"/>
    </style:style>
    <style:style style:name="T9" style:family="text">
      <style:text-properties fo:letter-spacing="-0.002cm"/>
    </style:style>
    <style:style style:name="T10" style:family="text">
      <style:text-properties fo:letter-spacing="-0.004cm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fo:font-weight="bold" officeooo:rsid="0019c580" style:font-size-asian="12pt" style:font-weight-asian="bold"/>
    </style:style>
    <style:style style:name="T13" style:family="text">
      <style:text-properties fo:font-size="12pt" fo:font-weight="bold" officeooo:rsid="001ce37b" style:font-size-asian="12pt" style:font-weight-asian="bold"/>
    </style:style>
    <style:style style:name="T14" style:family="text">
      <style:text-properties fo:font-size="12pt" fo:font-weight="bold" officeooo:rsid="001f09f4" style:font-size-asian="12pt" style:font-weight-asian="bold"/>
    </style:style>
    <style:style style:name="T15" style:family="text">
      <style:text-properties fo:font-size="12pt" fo:font-weight="bold" officeooo:rsid="0020620e" style:font-size-asian="12pt" style:font-weight-asian="bold"/>
    </style:style>
    <style:style style:name="T16" style:family="text">
      <style:text-properties fo:font-size="12pt" fo:font-weight="bold" officeooo:rsid="001d8409" style:font-size-asian="12pt" style:font-weight-asian="bold" style:font-weight-complex="bold"/>
    </style:style>
    <style:style style:name="T1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8" style:family="text">
      <style:text-properties fo:font-size="12pt" style:text-underline-style="solid" style:text-underline-width="auto" style:text-underline-color="font-color" fo:font-weight="bold" officeooo:rsid="0019c580" style:font-size-asian="12pt" style:font-weight-asian="bold"/>
    </style:style>
    <style:style style:name="T19" style:family="text">
      <style:text-properties fo:font-size="12pt" style:text-underline-style="solid" style:text-underline-width="auto" style:text-underline-color="font-color" fo:font-weight="bold" officeooo:rsid="001f09f4" style:font-size-asian="12pt" style:font-weight-asian="bold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officeooo:rsid="001d8409" style:font-size-asian="12pt"/>
    </style:style>
    <style:style style:name="T22" style:family="text">
      <style:text-properties fo:font-size="12pt" officeooo:rsid="001f02a1" style:font-size-asian="12pt"/>
    </style:style>
    <style:style style:name="T23" style:family="text">
      <style:text-properties fo:font-size="12pt" fo:letter-spacing="0.002cm" style:font-size-asian="12pt"/>
    </style:style>
    <style:style style:name="T24" style:family="text">
      <style:text-properties fo:font-size="12pt" fo:letter-spacing="0.002cm" fo:font-weight="bold" style:font-size-asian="12pt" style:font-weight-asian="bold"/>
    </style:style>
    <style:style style:name="T25" style:family="text">
      <style:text-properties fo:font-size="12pt" fo:letter-spacing="-0.004cm" fo:font-weight="bold" style:font-size-asian="12pt" style:font-weight-asian="bold"/>
    </style:style>
    <style:style style:name="T26" style:family="text">
      <style:text-properties fo:font-size="12pt" fo:letter-spacing="-0.004cm" style:font-size-asian="12pt"/>
    </style:style>
    <style:style style:name="T27" style:family="text">
      <style:text-properties fo:font-size="12pt" fo:letter-spacing="-0.002cm" style:font-size-asian="12pt"/>
    </style:style>
    <style:style style:name="T28" style:family="text">
      <style:text-properties fo:font-size="12pt" fo:letter-spacing="-0.002cm" fo:font-weight="bold" style:font-size-asian="12pt" style:font-weight-asian="bold"/>
    </style:style>
    <style:style style:name="T29" style:family="text">
      <style:text-properties fo:font-size="12pt" fo:letter-spacing="-0.005cm" fo:font-weight="bold" style:font-size-asian="12pt" style:font-weight-asian="bold"/>
    </style:style>
    <style:style style:name="T30" style:family="text">
      <style:text-properties fo:font-size="12pt" fo:letter-spacing="-0.005cm" style:font-size-asian="12pt"/>
    </style:style>
    <style:style style:name="T31" style:family="text">
      <style:text-properties fo:font-size="12pt" fo:letter-spacing="-0.026cm" style:font-size-asian="12pt"/>
    </style:style>
    <style:style style:name="T32" style:family="text">
      <style:text-properties fo:font-size="12pt" fo:letter-spacing="-0.101cm" style:font-size-asian="12pt"/>
    </style:style>
    <style:style style:name="T33" style:family="text">
      <style:text-properties fo:font-size="12pt" fo:letter-spacing="-0.025cm" style:font-size-asian="12pt"/>
    </style:style>
    <style:style style:name="T34" style:family="text">
      <style:text-properties fo:font-size="12pt" fo:letter-spacing="0.004cm" style:font-size-asian="12pt"/>
    </style:style>
    <style:style style:name="T35" style:family="text">
      <style:text-properties fo:font-size="12pt" fo:letter-spacing="0.005cm" style:font-size-asian="12pt"/>
    </style:style>
    <style:style style:name="T36" style:family="text">
      <style:text-properties fo:font-size="12pt" fo:letter-spacing="-0.007cm" style:font-size-asian="12pt"/>
    </style:style>
    <style:style style:name="T37" style:family="text">
      <style:text-properties fo:font-size="12pt" fo:letter-spacing="-0.009cm" style:font-size-asian="12pt"/>
    </style:style>
    <style:style style:name="T38" style:family="text">
      <style:text-properties fo:font-size="12pt" fo:font-weight="normal" style:font-size-asian="12pt" style:font-weight-asian="normal" style:font-weight-complex="normal"/>
    </style:style>
    <style:style style:name="T39" style:family="text">
      <style:text-properties fo:font-size="12pt" fo:font-weight="normal" officeooo:rsid="001ba8a5" style:font-size-asian="12pt" style:font-weight-asian="normal" style:font-weight-complex="normal"/>
    </style:style>
    <style:style style:name="T40" style:family="text">
      <style:text-properties fo:font-size="12pt" fo:font-weight="normal" officeooo:rsid="001ce37b" style:font-size-asian="12pt" style:font-weight-asian="normal" style:font-weight-complex="normal"/>
    </style:style>
    <style:style style:name="T41" style:family="text">
      <style:text-properties fo:font-size="12pt" fo:font-weight="normal" officeooo:rsid="001d8409" style:font-size-asian="12pt" style:font-weight-asian="normal" style:font-weight-complex="normal"/>
    </style:style>
    <style:style style:name="T42" style:family="text">
      <style:text-properties fo:letter-spacing="-0.018cm"/>
    </style:style>
    <style:style style:name="T43" style:family="text">
      <style:text-properties fo:letter-spacing="-0.016cm"/>
    </style:style>
    <style:style style:name="T44" style:family="text">
      <style:text-properties fo:letter-spacing="-0.014cm"/>
    </style:style>
    <style:style style:name="T45" style:family="text">
      <style:text-properties fo:letter-spacing="-0.011cm"/>
    </style:style>
    <style:style style:name="T46" style:family="text">
      <style:text-properties fo:letter-spacing="-0.012cm"/>
    </style:style>
    <style:style style:name="T47" style:family="text">
      <style:text-properties fo:letter-spacing="-0.102cm"/>
    </style:style>
    <style:style style:name="T48" style:family="text">
      <style:text-properties fo:letter-spacing="-0.021cm"/>
    </style:style>
    <style:style style:name="T49" style:family="text">
      <style:text-properties fo:letter-spacing="-0.019cm"/>
    </style:style>
    <style:style style:name="T50" style:family="text">
      <style:text-properties fo:letter-spacing="-0.101cm"/>
    </style:style>
    <style:style style:name="T51" style:family="text">
      <style:text-properties fo:font-size="6.5pt" fo:font-weight="bold" style:font-size-asian="6.5pt" style:font-weight-asian="bold"/>
    </style:style>
    <style:style style:name="T52" style:family="text">
      <style:text-properties fo:font-size="6.5pt" style:font-size-asian="6.5pt"/>
    </style:style>
    <style:style style:name="T53" style:family="text">
      <style:text-properties style:font-name="Cambria Math" fo:font-size="12pt" style:font-name-asian="Cambria Math1" style:font-size-asian="12pt"/>
    </style:style>
    <style:style style:name="T54" style:family="text">
      <style:text-properties style:font-name="Cambria Math" fo:font-size="12pt" fo:letter-spacing="0.025cm" style:font-name-asian="Cambria Math1" style:font-size-asian="12pt"/>
    </style:style>
    <style:style style:name="T55" style:family="text">
      <style:text-properties style:font-name="Cambria Math" fo:font-size="12pt" fo:letter-spacing="0.026cm" style:font-name-asian="Cambria Math1" style:font-size-asian="12pt"/>
    </style:style>
    <style:style style:name="T56" style:family="text">
      <style:text-properties style:font-name="Cambria Math" fo:font-size="12pt" fo:letter-spacing="0.037cm" style:font-name-asian="Cambria Math1" style:font-size-asian="12pt"/>
    </style:style>
    <style:style style:name="T57" style:family="text">
      <style:text-properties style:font-name="Cambria Math" fo:font-size="12pt" fo:letter-spacing="0.021cm" style:font-name-asian="Cambria Math1" style:font-size-asian="12pt"/>
    </style:style>
    <style:style style:name="T58" style:family="text">
      <style:text-properties style:font-name="Cambria Math" fo:font-size="12pt" fo:letter-spacing="0.023cm" style:font-name-asian="Cambria Math1" style:font-size-asian="12pt"/>
    </style:style>
    <style:style style:name="T59" style:family="text">
      <style:text-properties style:font-name="Cambria Math" fo:font-size="12pt" fo:letter-spacing="0.035cm" style:font-name-asian="Cambria Math1" style:font-size-asian="12pt"/>
    </style:style>
    <style:style style:name="T60" style:family="text">
      <style:text-properties fo:letter-spacing="-0.005cm"/>
    </style:style>
    <style:style style:name="T61" style:family="text">
      <style:text-properties fo:letter-spacing="0.002cm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 loext:marker-style-name="T1"><text:span text:style-name="T1">TRABALHO AVALIATIVO PARCIAL 1 – AVALIAÇÃO DE DESEMPENHO</text:span><text:span text:style-name="T2"> </text:span><text:span text:style-name="T1">CIÊNCIAS</text:span><text:span text:style-name="T3"> </text:span><text:span text:style-name="T1">DA</text:span><text:span text:style-name="T4"> </text:span><text:span text:style-name="T1">COMPUTAÇÃO</text:span><text:span text:style-name="T5"> </text:span><text:span text:style-name="T1">–</text:span><text:span text:style-name="T6"> </text:span><text:span text:style-name="T1">CENTRO</text:span><text:span text:style-name="T7"> </text:span><text:span text:style-name="T1">DE</text:span><text:span text:style-name="T4"> </text:span><text:span text:style-name="T1">TECNOLOGIA</text:span><text:span text:style-name="T5"> </text:span><text:span text:style-name="T1">-</text:span><text:span text:style-name="T6"> </text:span><text:span text:style-name="T1">UECE</text:span></text:p>
      <text:h text:style-name="P1" text:outline-level="2">Data<text:span text:style-name="T9"> </text:span>de<text:span text:style-name="T10"> </text:span>Entrega:<text:span text:style-name="T9"> </text:span>18/09/2023</text:h>
      <text:p text:style-name="P46" loext:marker-style-name="T11"><text:span text:style-name="T11">Nome/Matrícula:</text:span><text:span text:style-name="T17"> </text:span><text:span text:style-name="T18">Francisco Matheus Fernandes Freitas</text:span><text:span text:style-name="T17"> / </text:span><text:span text:style-name="T19">1607881</text:span></text:p>
      <text:p text:style-name="P46" loext:marker-style-name="T11"><text:span text:style-name="T11">Questão 01</text:span></text:p>
      <text:p text:style-name="P4">A<text:span text:style-name="T42"> </text:span>Tabela<text:span text:style-name="T43"> </text:span>abaixo<text:span text:style-name="T44"> </text:span>mostra<text:span text:style-name="T42"> </text:span>os<text:span text:style-name="T43"> </text:span>tempos<text:span text:style-name="T44"> </text:span>de<text:span text:style-name="T42"> </text:span>execução<text:span text:style-name="T43"> </text:span>medidos<text:span text:style-name="T45"> </text:span>em<text:span text:style-name="T43"> </text:span>MIPS<text:span text:style-name="T46"> </text:span>para<text:span text:style-name="T42"> </text:span>vários<text:span text:style-name="T44"> </text:span>programas<text:span text:style-name="T47"> </text:span>de<text:span text:style-name="T48"> </text:span>benchmark<text:span text:style-name="T49"> </text:span>diferentes<text:span text:style-name="T43"> </text:span>quando<text:span text:style-name="T42"> </text:span>executados<text:span text:style-name="T49"> </text:span>nos<text:span text:style-name="T43"> </text:span>diferentes<text:span text:style-name="T42"> </text:span>sistemas.<text:span text:style-name="T44"> </text:span>Calcule<text:span text:style-name="T49"> </text:span>as<text:span text:style-name="T49"> </text:span>seguintes<text:span text:style-name="T50"> </text:span>métricas: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row table:style-name="Tabela1.1">
          <table:table-cell table:style-name="Tabela1.A1" office:value-type="string">
            <text:p text:style-name="P13" loext:marker-style-name="T11"><text:span text:style-name="T11">Programa</text:span></text:p>
          </table:table-cell>
          <table:table-cell table:style-name="Tabela1.A1" office:value-type="string">
            <text:p text:style-name="P14" loext:marker-style-name="T11"><text:span text:style-name="T11">Sistema</text:span><text:span text:style-name="T29"> </text:span><text:span text:style-name="T11">1</text:span></text:p>
          </table:table-cell>
          <table:table-cell table:style-name="Tabela1.A1" office:value-type="string">
            <text:p text:style-name="P15" loext:marker-style-name="T11"><text:span text:style-name="T11">Sistema</text:span><text:span text:style-name="T29"> </text:span><text:span text:style-name="T11">2</text:span></text:p>
          </table:table-cell>
          <table:table-cell table:style-name="Tabela1.A1" office:value-type="string">
            <text:p text:style-name="P15" loext:marker-style-name="T11"><text:span text:style-name="T11">Sistema</text:span><text:span text:style-name="T29"> </text:span><text:span text:style-name="T11">3</text:span></text:p>
          </table:table-cell>
        </table:table-row>
        <table:table-row table:style-name="Tabela1.1">
          <table:table-cell table:style-name="Tabela1.A1" office:value-type="string">
            <text:p text:style-name="P16" loext:marker-style-name="T20"><text:span text:style-name="T20">1</text:span></text:p>
          </table:table-cell>
          <table:table-cell table:style-name="Tabela1.A1" office:value-type="string">
            <text:p text:style-name="P17" loext:marker-style-name="T8"><text:span text:style-name="T8">434</text:span></text:p>
          </table:table-cell>
          <table:table-cell table:style-name="Tabela1.A1" office:value-type="string">
            <text:p text:style-name="P19" loext:marker-style-name="T8"><text:span text:style-name="T8">503</text:span></text:p>
          </table:table-cell>
          <table:table-cell table:style-name="Tabela1.A1" office:value-type="string">
            <text:p text:style-name="P21" loext:marker-style-name="T8"><text:span text:style-name="T8">512</text:span></text:p>
          </table:table-cell>
        </table:table-row>
        <table:table-row table:style-name="Tabela1.1">
          <table:table-cell table:style-name="Tabela1.A1" office:value-type="string">
            <text:p text:style-name="P16" loext:marker-style-name="T20"><text:span text:style-name="T20">2</text:span></text:p>
          </table:table-cell>
          <table:table-cell table:style-name="Tabela1.A1" office:value-type="string">
            <text:p text:style-name="P17" loext:marker-style-name="T8"><text:span text:style-name="T8">401</text:span></text:p>
          </table:table-cell>
          <table:table-cell table:style-name="Tabela1.A1" office:value-type="string">
            <text:p text:style-name="P19" loext:marker-style-name="T8"><text:span text:style-name="T8">361</text:span></text:p>
          </table:table-cell>
          <table:table-cell table:style-name="Tabela1.A1" office:value-type="string">
            <text:p text:style-name="P21" loext:marker-style-name="T8"><text:span text:style-name="T8">315</text:span></text:p>
          </table:table-cell>
        </table:table-row>
        <table:table-row table:style-name="Tabela1.1">
          <table:table-cell table:style-name="Tabela1.A1" office:value-type="string">
            <text:p text:style-name="P16" loext:marker-style-name="T20"><text:span text:style-name="T20">3</text:span></text:p>
          </table:table-cell>
          <table:table-cell table:style-name="Tabela1.A1" office:value-type="string">
            <text:p text:style-name="P17" loext:marker-style-name="T8"><text:span text:style-name="T8">478</text:span></text:p>
          </table:table-cell>
          <table:table-cell table:style-name="Tabela1.A1" office:value-type="string">
            <text:p text:style-name="P19" loext:marker-style-name="T8"><text:span text:style-name="T8">587</text:span></text:p>
          </table:table-cell>
          <table:table-cell table:style-name="Tabela1.A1" office:value-type="string">
            <text:p text:style-name="P21" loext:marker-style-name="T8"><text:span text:style-name="T8">662</text:span></text:p>
          </table:table-cell>
        </table:table-row>
        <table:table-row table:style-name="Tabela1.1">
          <table:table-cell table:style-name="Tabela1.A1" office:value-type="string">
            <text:p text:style-name="P16" loext:marker-style-name="T20"><text:span text:style-name="T20">4</text:span></text:p>
          </table:table-cell>
          <table:table-cell table:style-name="Tabela1.A1" office:value-type="string">
            <text:p text:style-name="P17" loext:marker-style-name="T8"><text:span text:style-name="T8">447</text:span></text:p>
          </table:table-cell>
          <table:table-cell table:style-name="Tabela1.A1" office:value-type="string">
            <text:p text:style-name="P19" loext:marker-style-name="T8"><text:span text:style-name="T8">497</text:span></text:p>
          </table:table-cell>
          <table:table-cell table:style-name="Tabela1.A1" office:value-type="string">
            <text:p text:style-name="P21" loext:marker-style-name="T8"><text:span text:style-name="T8">471</text:span></text:p>
          </table:table-cell>
        </table:table-row>
        <table:table-row table:style-name="Tabela1.6">
          <table:table-cell table:style-name="Tabela1.A1" office:value-type="string">
            <text:p text:style-name="P23" loext:marker-style-name="T20"><text:span text:style-name="T20">5</text:span></text:p>
          </table:table-cell>
          <table:table-cell table:style-name="Tabela1.A1" office:value-type="string">
            <text:p text:style-name="P18" loext:marker-style-name="T8"><text:span text:style-name="T8">451</text:span></text:p>
          </table:table-cell>
          <table:table-cell table:style-name="Tabela1.A1" office:value-type="string">
            <text:p text:style-name="P20" loext:marker-style-name="T8"><text:span text:style-name="T8">459</text:span></text:p>
          </table:table-cell>
          <table:table-cell table:style-name="Tabela1.A1" office:value-type="string">
            <text:p text:style-name="P22" loext:marker-style-name="T8"><text:span text:style-name="T8">650</text:span></text:p>
          </table:table-cell>
        </table:table-row>
      </table:table>
      <text:list text:style-name="WWNum1">
        <text:list-item>
          <text:p text:style-name="P49" loext:marker-style-name="T11"><text:span text:style-name="T20">As métricas: média aritmética, média geométrica, média harmónica, mediana,</text:span><text:span text:style-name="T23"> </text:span><text:span text:style-name="T20">variância e desvio padrão de execução para os diferentes sistemas e programas;</text:span><text:span text:style-name="T23"> </text:span><text:span text:style-name="T11">(Score:</text:span><text:span text:style-name="T25"> </text:span><text:span text:style-name="T11">0,5</text:span><text:span text:style-name="T12">)</text:span></text:p>
          <text:list>
            <text:list-header>
              <text:p text:style-name="P55" loext:marker-style-name="T11"><text:span text:style-name="T11">Fórmulas usadas:</text:span></text:p>
              <text:p text:style-name="P56" loext:marker-style-name="T11"><text:span text:style-name="T11"><text:s text:c="2"/></text:span><text:span text:style-name="T38">- </text:span><text:span text:style-name="T39">M</text:span><text:span text:style-name="T38">édia Aritmética</text:span><text:span text:style-name="T40">(MA)</text:span><text:span text:style-name="T38">: </text:span><text:span text:style-name="T38"><draw:frame draw:style-name="fr1" draw:name="Objeto1" text:anchor-type="as-char" svg:y="-1.291cm" svg:width="0.984cm" svg:height="1.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8">, </text:span></text:p>
              <text:p text:style-name="P56" loext:marker-style-name="T11"><text:span text:style-name="T38"><text:s text:c="2"/>- </text:span><text:span text:style-name="T39">M</text:span><text:span text:style-name="T38">édia geométrica</text:span><text:span text:style-name="T40">(MG)</text:span><text:span text:style-name="T38">: </text:span><text:span text:style-name="T38"><draw:frame draw:style-name="fr1" draw:name="Objeto2" text:anchor-type="as-char" svg:y="-0.804cm" svg:width="1.222cm" svg:height="1.226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      <text:p text:style-name="P56" loext:marker-style-name="T11"><text:span text:style-name="T39"><text:s text:c="2"/>- M</text:span><text:span text:style-name="T38">édia harmónica</text:span><text:span text:style-name="T40">(MH)</text:span><text:span text:style-name="T38">: </text:span><text:span text:style-name="T38"><draw:frame draw:style-name="fr1" draw:name="Objeto3" text:anchor-type="as-char" svg:y="-0.621cm" svg:width="0.949cm" svg:height="1.67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        <text:list>
                <text:list-header>
                  <text:p text:style-name="P55" loext:marker-style-name="T11"><text:span text:style-name="T11"><text:s text:c="2"/>- </text:span><text:span text:style-name="T39">Mediana</text:span><text:span text:style-name="T40">(MED)</text:span><text:span text:style-name="T39">: se n for par: </text:span><text:span text:style-name="T39"><draw:frame draw:style-name="fr1" draw:name="Objeto4" text:anchor-type="as-char" svg:y="-0.621cm" svg:width="0.808cm" svg:height="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9">, se for ímpar será o elemento centra do conjunto</text:span></text:p>
                  <text:p text:style-name="P55" loext:marker-style-name="T11"><text:span text:style-name="T39"><text:s text:c="2"/>- Variância</text:span><text:span text:style-name="T40">(V)</text:span><text:span text:style-name="T39">: </text:span><text:span text:style-name="T39"><draw:frame draw:style-name="fr1" draw:name="Objeto5" text:anchor-type="as-char" svg:y="-1.291cm" svg:width="4.59cm" svg:height="1.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9"><text:s/></text:span><text:span text:style-name="T40">e desvio padrão(v): </text:span><text:span text:style-name="T40"><draw:frame draw:style-name="fr1" draw:name="Objeto6" text:anchor-type="as-char" svg:y="-0.416cm" svg:width="1.901cm" svg:height="0.506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    </text:list-header>
              </text:list>
            </text:list-header>
          </text:list>
        </text:list-item>
      </text:list>
      <table:table table:name="Tabela3" table:style-name="Tabela3">
        <table:table-column table:style-name="Tabela3.A" table:number-columns-repeated="6"/>
        <table:table-column table:style-name="Tabela3.G"/>
        <table:table-row>
          <table:table-cell table:style-name="Tabela3.A1" office:value-type="string">
            <text:p text:style-name="P6">Programa</text:p>
          </table:table-cell>
          <table:table-cell table:style-name="Tabela3.A1" office:value-type="string">
            <text:p text:style-name="P6">MA</text:p>
          </table:table-cell>
          <table:table-cell table:style-name="Tabela3.A1" office:value-type="string">
            <text:p text:style-name="P6">MG</text:p>
          </table:table-cell>
          <table:table-cell table:style-name="Tabela3.A1" office:value-type="string">
            <text:p text:style-name="P6">MH</text:p>
          </table:table-cell>
          <table:table-cell table:style-name="Tabela3.A1" office:value-type="string">
            <text:p text:style-name="P6">MED</text:p>
          </table:table-cell>
          <table:table-cell table:style-name="Tabela3.A1" office:value-type="string">
            <text:p text:style-name="P6">V</text:p>
          </table:table-cell>
          <table:table-cell table:style-name="Tabela3.G1" office:value-type="string">
            <text:p text:style-name="P6">v</text:p>
          </table:table-cell>
        </table:table-row>
        <table:table-row>
          <table:table-cell table:style-name="Tabela3.A2" office:value-type="string">
            <text:p text:style-name="P6">1</text:p>
          </table:table-cell>
          <table:table-cell table:style-name="Tabela3.A2" office:value-type="string">
            <text:p text:style-name="P6">483</text:p>
          </table:table-cell>
          <table:table-cell table:style-name="Tabela3.A2" office:value-type="string">
            <text:p text:style-name="P6">481.7</text:p>
          </table:table-cell>
          <table:table-cell table:style-name="Tabela3.A2" office:value-type="string">
            <text:p text:style-name="P6">480.36</text:p>
          </table:table-cell>
          <table:table-cell table:style-name="Tabela3.A2" office:value-type="string">
            <text:p text:style-name="P6">503</text:p>
          </table:table-cell>
          <table:table-cell table:style-name="Tabela3.A2" office:value-type="string">
            <text:p text:style-name="P6">1821</text:p>
          </table:table-cell>
          <table:table-cell table:style-name="Tabela3.G2" office:value-type="string">
            <text:p text:style-name="P6">42.67</text:p>
          </table:table-cell>
        </table:table-row>
        <table:table-row>
          <table:table-cell table:style-name="Tabela3.A2" office:value-type="string">
            <text:p text:style-name="P6">2</text:p>
          </table:table-cell>
          <table:table-cell table:style-name="Tabela3.A2" office:value-type="string">
            <text:p text:style-name="P6">359</text:p>
          </table:table-cell>
          <table:table-cell table:style-name="Tabela3.A2" office:value-type="string">
            <text:p text:style-name="P6">357.26</text:p>
          </table:table-cell>
          <table:table-cell table:style-name="Tabela3.A2" office:value-type="string">
            <text:p text:style-name="P6">355.52</text:p>
          </table:table-cell>
          <table:table-cell table:style-name="Tabela3.A2" office:value-type="string">
            <text:p text:style-name="P6">361</text:p>
          </table:table-cell>
          <table:table-cell table:style-name="Tabela3.A2" office:value-type="string">
            <text:p text:style-name="P6">1852</text:p>
          </table:table-cell>
          <table:table-cell table:style-name="Tabela3.G2" office:value-type="string">
            <text:p text:style-name="P6">43.03</text:p>
          </table:table-cell>
        </table:table-row>
        <table:table-row>
          <table:table-cell table:style-name="Tabela3.A2" office:value-type="string">
            <text:p text:style-name="P6">3</text:p>
          </table:table-cell>
          <table:table-cell table:style-name="Tabela3.A2" office:value-type="string">
            <text:p text:style-name="P6">575.67</text:p>
          </table:table-cell>
          <table:table-cell table:style-name="Tabela3.A2" office:value-type="string">
            <text:p text:style-name="P6">570.57</text:p>
          </table:table-cell>
          <table:table-cell table:style-name="Tabela3.A2" office:value-type="string">
            <text:p text:style-name="P6">565.38</text:p>
          </table:table-cell>
          <table:table-cell table:style-name="Tabela3.A2" office:value-type="string">
            <text:p text:style-name="P6">587</text:p>
          </table:table-cell>
          <table:table-cell table:style-name="Tabela3.A2" office:value-type="string">
            <text:p text:style-name="P6">8560</text:p>
          </table:table-cell>
          <table:table-cell table:style-name="Tabela3.G2" office:value-type="string">
            <text:p text:style-name="P6">92.52</text:p>
          </table:table-cell>
        </table:table-row>
        <table:table-row>
          <table:table-cell table:style-name="Tabela3.A2" office:value-type="string">
            <text:p text:style-name="P6">4</text:p>
          </table:table-cell>
          <table:table-cell table:style-name="Tabela3.A2" office:value-type="string">
            <text:p text:style-name="P6">471.67</text:p>
          </table:table-cell>
          <table:table-cell table:style-name="Tabela3.A2" office:value-type="string">
            <text:p text:style-name="P6">417.22</text:p>
          </table:table-cell>
          <table:table-cell table:style-name="Tabela3.A2" office:value-type="string">
            <text:p text:style-name="P6">470.78</text:p>
          </table:table-cell>
          <table:table-cell table:style-name="Tabela3.A2" office:value-type="string">
            <text:p text:style-name="P9">471</text:p>
          </table:table-cell>
          <table:table-cell table:style-name="Tabela3.A2" office:value-type="string">
            <text:p text:style-name="P6">625</text:p>
          </table:table-cell>
          <table:table-cell table:style-name="Tabela3.G2" office:value-type="string">
            <text:p text:style-name="P6">25</text:p>
          </table:table-cell>
        </table:table-row>
        <table:table-row table:style-name="Tabela3.6">
          <table:table-cell table:style-name="Tabela3.A2" office:value-type="string">
            <text:p text:style-name="P6">5</text:p>
          </table:table-cell>
          <table:table-cell table:style-name="Tabela3.A2" office:value-type="string">
            <text:p text:style-name="P6">520</text:p>
          </table:table-cell>
          <table:table-cell table:style-name="Tabela3.A2" office:value-type="string">
            <text:p text:style-name="P6">512.43</text:p>
          </table:table-cell>
          <table:table-cell table:style-name="Tabela3.A2" office:value-type="string">
            <text:p text:style-name="P6">505.53</text:p>
          </table:table-cell>
          <table:table-cell table:style-name="Tabela3.A2" office:value-type="string">
            <text:p text:style-name="P6">459</text:p>
          </table:table-cell>
          <table:table-cell table:style-name="Tabela3.A2" office:value-type="string">
            <text:p text:style-name="P6">12691</text:p>
          </table:table-cell>
          <table:table-cell table:style-name="Tabela3.G2" office:value-type="string">
            <text:p text:style-name="P6">112.65</text:p>
          </table:table-cell>
        </table:table-row>
        <table:table-row table:style-name="Tabela3.6">
          <table:table-cell table:style-name="Tabela3.A2" office:value-type="string">
            <text:p text:style-name="P6">Sistema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G2" office:value-type="string">
            <text:p text:style-name="P8"/>
          </table:table-cell>
        </table:table-row>
        <table:table-row table:style-name="Tabela3.6">
          <table:table-cell table:style-name="Tabela3.A2" office:value-type="string">
            <text:p text:style-name="P6">1</text:p>
          </table:table-cell>
          <table:table-cell table:style-name="Tabela3.A2" office:value-type="string">
            <text:p text:style-name="P6">442.2</text:p>
          </table:table-cell>
          <table:table-cell table:style-name="Tabela3.A2" office:value-type="string">
            <text:p text:style-name="P6">441.48</text:p>
          </table:table-cell>
          <table:table-cell table:style-name="Tabela3.A2" office:value-type="string">
            <text:p text:style-name="P6">440.75</text:p>
          </table:table-cell>
          <table:table-cell table:style-name="Tabela3.A2" office:value-type="string">
            <text:p text:style-name="P9">447</text:p>
          </table:table-cell>
          <table:table-cell table:style-name="Tabela3.A2" office:value-type="string">
            <text:p text:style-name="P6">787</text:p>
          </table:table-cell>
          <table:table-cell table:style-name="Tabela3.G2" office:value-type="string">
            <text:p text:style-name="P6">28.05</text:p>
          </table:table-cell>
        </table:table-row>
        <table:table-row table:style-name="Tabela3.6">
          <table:table-cell table:style-name="Tabela3.A2" office:value-type="string">
            <text:p text:style-name="P6">2</text:p>
          </table:table-cell>
          <table:table-cell table:style-name="Tabela3.A2" office:value-type="string">
            <text:p text:style-name="P6">481.4</text:p>
          </table:table-cell>
          <table:table-cell table:style-name="Tabela3.A2" office:value-type="string">
            <text:p text:style-name="P6">475.53</text:p>
          </table:table-cell>
          <table:table-cell table:style-name="Tabela3.A2" office:value-type="string">
            <text:p text:style-name="P6">469.38</text:p>
          </table:table-cell>
          <table:table-cell table:style-name="Tabela3.A2" office:value-type="string">
            <text:p text:style-name="P9">497</text:p>
          </table:table-cell>
          <table:table-cell table:style-name="Tabela3.A2" office:value-type="string">
            <text:p text:style-name="P6">6715</text:p>
          </table:table-cell>
          <table:table-cell table:style-name="Tabela3.G2" office:value-type="string">
            <text:p text:style-name="P6">81.95</text:p>
          </table:table-cell>
        </table:table-row>
        <table:table-row table:style-name="Tabela3.6">
          <table:table-cell table:style-name="Tabela3.A2" office:value-type="string">
            <text:p text:style-name="P6">3</text:p>
          </table:table-cell>
          <table:table-cell table:style-name="Tabela3.A2" office:value-type="string">
            <text:p text:style-name="P6">522</text:p>
          </table:table-cell>
          <table:table-cell table:style-name="Tabela3.A2" office:value-type="string">
            <text:p text:style-name="P6">504.52</text:p>
          </table:table-cell>
          <table:table-cell table:style-name="Tabela3.A2" office:value-type="string">
            <text:p text:style-name="P6">484.44</text:p>
          </table:table-cell>
          <table:table-cell table:style-name="Tabela3.A2" office:value-type="string">
            <text:p text:style-name="P9">512</text:p>
          </table:table-cell>
          <table:table-cell table:style-name="Tabela3.A2" office:value-type="string">
            <text:p text:style-name="P6">20384</text:p>
          </table:table-cell>
          <table:table-cell table:style-name="Tabela3.G2" office:value-type="string">
            <text:p text:style-name="P6">142.77</text:p>
          </table:table-cell>
        </table:table-row>
      </table:table>
      <text:p text:style-name="P5"><text:soft-page-break/><text:span text:style-name="T20"/></text:p>
      <text:p text:style-name="P10"/>
      <text:list text:continue-numbering="true" text:style-name="WWNum1">
        <text:list-item>
          <text:p text:style-name="P50" loext:marker-style-name="T11"><text:span text:style-name="T20">Qual o sistema e programa apresenta média mais representativa em relação a</text:span><text:span text:style-name="T23"> </text:span><text:span text:style-name="T20">frequência de tempos de execução? Comente sua conclusão considerando as</text:span><text:span text:style-name="T23"> </text:span><text:span text:style-name="T20">médias</text:span><text:span text:style-name="T27"> </text:span><text:span text:style-name="T20">aritmética</text:span><text:span text:style-name="T27"> </text:span><text:span text:style-name="T20">e</text:span><text:span text:style-name="T27"> </text:span><text:span text:style-name="T20">média geométrica. </text:span><text:span text:style-name="T11">(Score:</text:span><text:span text:style-name="T28"> </text:span><text:span text:style-name="T11">0,5)</text:span></text:p>
          <text:p text:style-name="P57" loext:marker-style-name="T11"><text:span text:style-name="T11">R</text:span><text:span text:style-name="T15">esposta</text:span><text:span text:style-name="T11">: </text:span></text:p>
          <text:p text:style-name="P50" loext:marker-style-name="T11"><text:span text:style-name="T13"><text:s text:c="4"/></text:span><text:span text:style-name="T41">Levando em relação apenas as médias aritmética e geométrica, o programa 3 e o sistema 3 apresentam maior MIPS, o que sugere que esses valores têm um peso significativo na média geral e são representativos da distribuição de tempos de execução.</text:span></text:p>
        </text:list-item>
      </text:list>
      <text:p text:style-name="P47" loext:marker-style-name="T51"/>
      <text:h text:style-name="Heading_20_1" text:outline-level="2">Questão<text:span text:style-name="T9"> </text:span>02</text:h>
      <text:p text:style-name="P3">A<text:span text:style-name="T42"> </text:span>tabela<text:span text:style-name="T43"> </text:span>abaixo<text:span text:style-name="T44"> </text:span>é<text:span text:style-name="T42"> </text:span>uma<text:span text:style-name="T48"> </text:span>tabela<text:span text:style-name="T42"> </text:span>em<text:span text:style-name="T44"> </text:span>intervalos<text:span text:style-name="T44"> </text:span>de<text:span text:style-name="T42"> </text:span>classes<text:span text:style-name="T44"> </text:span>e<text:span text:style-name="T43"> </text:span>apresenta<text:span text:style-name="T43"> </text:span>o<text:span text:style-name="T43"> </text:span>número<text:span text:style-name="T43"> </text:span>de<text:span text:style-name="T42"> </text:span>mensagens<text:span text:style-name="T47"> </text:span>por<text:span text:style-name="T9"> </text:span>tamanho enviadas por duas redes:</text:p>
      <text:p text:style-name="P48" loext:marker-style-name="T5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4" loext:marker-style-name="T20"><text:span text:style-name="T20">Tamanho</text:span><text:span text:style-name="T26"> </text:span><text:span text:style-name="T20">das</text:span><text:span text:style-name="T27"> </text:span><text:span text:style-name="T20">mensagens</text:span></text:p>
          </table:table-cell>
          <table:table-cell table:style-name="Tabela2.A1" office:value-type="string">
            <text:p text:style-name="P25" loext:marker-style-name="T20"><text:span text:style-name="T20">Ponto</text:span><text:span text:style-name="T27"> </text:span><text:span text:style-name="T20">médio (xi)</text:span></text:p>
          </table:table-cell>
          <table:table-cell table:style-name="Tabela2.A1" office:value-type="string">
            <text:p text:style-name="P26" loext:marker-style-name="T20"><text:span text:style-name="T20">Rede</text:span><text:span text:style-name="T31"> </text:span><text:span text:style-name="T20">A</text:span><text:span text:style-name="T32"> </text:span><text:span text:style-name="T20">(fi)</text:span></text:p>
          </table:table-cell>
          <table:table-cell table:style-name="Tabela2.A1" office:value-type="string">
            <text:p text:style-name="P27" loext:marker-style-name="T20"><text:span text:style-name="T20">Rede</text:span><text:span text:style-name="T33"> </text:span><text:span text:style-name="T20">B</text:span><text:span text:style-name="T32"> </text:span><text:span text:style-name="T20">(fi)</text:span></text:p>
          </table:table-cell>
        </table:table-row>
        <table:table-row table:style-name="Tabela2.2">
          <table:table-cell table:style-name="Tabela2.A1" office:value-type="string">
            <text:p text:style-name="P28" loext:marker-style-name="T53"><text:span text:style-name="T53">0</text:span><text:span text:style-name="T54"> </text:span><text:span text:style-name="T53">&lt;</text:span><text:span text:style-name="T55"> </text:span><text:span text:style-name="T53">𝑥</text:span><text:span text:style-name="T56"> </text:span><text:span text:style-name="T53">≤</text:span><text:span text:style-name="T57"> </text:span><text:span text:style-name="T53">5</text:span></text:p>
          </table:table-cell>
          <table:table-cell table:style-name="Tabela2.A1" office:value-type="string">
            <text:p text:style-name="P30" loext:marker-style-name="T20"><text:span text:style-name="T20">2,5</text:span><text:span text:style-name="T20"/></text:p>
          </table:table-cell>
          <table:table-cell table:style-name="Tabela2.A1" office:value-type="string">
            <text:p text:style-name="P31" loext:marker-style-name="T20"><text:span text:style-name="T20">11</text:span><text:span text:style-name="T20"/></text:p>
          </table:table-cell>
          <table:table-cell table:style-name="Tabela2.A1" office:value-type="string">
            <text:p text:style-name="P32" loext:marker-style-name="T20"><text:span text:style-name="T20">39</text:span><text:span text:style-name="T20"/></text:p>
          </table:table-cell>
        </table:table-row>
        <table:table-row table:style-name="Tabela2.2">
          <table:table-cell table:style-name="Tabela2.A1" office:value-type="string">
            <text:p text:style-name="P29" loext:marker-style-name="T53"><text:span text:style-name="T53">5</text:span><text:span text:style-name="T54"> </text:span><text:span text:style-name="T53">&lt;</text:span><text:span text:style-name="T54"> </text:span><text:span text:style-name="T53">𝑥</text:span><text:span text:style-name="T56"> </text:span><text:span text:style-name="T53">≤</text:span><text:span text:style-name="T58"> </text:span><text:span text:style-name="T53">10</text:span></text:p>
          </table:table-cell>
          <table:table-cell table:style-name="Tabela2.A1" office:value-type="string">
            <text:p text:style-name="P30" loext:marker-style-name="T20"><text:span text:style-name="T20">7,5</text:span><text:span text:style-name="T20"/></text:p>
          </table:table-cell>
          <table:table-cell table:style-name="Tabela2.A1" office:value-type="string">
            <text:p text:style-name="P31" loext:marker-style-name="T20"><text:span text:style-name="T20">27</text:span><text:span text:style-name="T20"/></text:p>
          </table:table-cell>
          <table:table-cell table:style-name="Tabela2.A1" office:value-type="string">
            <text:p text:style-name="P32" loext:marker-style-name="T20"><text:span text:style-name="T20">25</text:span><text:span text:style-name="T20"/></text:p>
          </table:table-cell>
        </table:table-row>
        <table:table-row table:style-name="Tabela2.4">
          <table:table-cell table:style-name="Tabela2.A1" office:value-type="string">
            <text:p text:style-name="P35" loext:marker-style-name="T53"><text:span text:style-name="T53">10</text:span><text:span text:style-name="T55"> </text:span><text:span text:style-name="T53">&lt;</text:span><text:span text:style-name="T54"> </text:span><text:span text:style-name="T53">𝑥</text:span><text:span text:style-name="T59"> </text:span><text:span text:style-name="T53">≤</text:span><text:span text:style-name="T57"> </text:span><text:span text:style-name="T53">15</text:span></text:p>
          </table:table-cell>
          <table:table-cell table:style-name="Tabela2.A1" office:value-type="string">
            <text:p text:style-name="P37" loext:marker-style-name="T20"><text:span text:style-name="T20">12,5</text:span><text:span text:style-name="T20"/></text:p>
          </table:table-cell>
          <table:table-cell table:style-name="Tabela2.A1" office:value-type="string">
            <text:p text:style-name="P38" loext:marker-style-name="T20"><text:span text:style-name="T20">41</text:span><text:span text:style-name="T20"/></text:p>
          </table:table-cell>
          <table:table-cell table:style-name="Tabela2.A1" office:value-type="string">
            <text:p text:style-name="P36" loext:marker-style-name="T20"><text:span text:style-name="T20">18</text:span><text:span text:style-name="T20"/></text:p>
          </table:table-cell>
        </table:table-row>
        <table:table-row table:style-name="Tabela2.2">
          <table:table-cell table:style-name="Tabela2.A1" office:value-type="string">
            <text:p text:style-name="P33" loext:marker-style-name="T53"><text:span text:style-name="T53">15</text:span><text:span text:style-name="T55"> </text:span><text:span text:style-name="T53">&lt;</text:span><text:span text:style-name="T54"> </text:span><text:span text:style-name="T53">𝑥</text:span><text:span text:style-name="T59"> </text:span><text:span text:style-name="T53">≤</text:span><text:span text:style-name="T57"> </text:span><text:span text:style-name="T53">20</text:span></text:p>
          </table:table-cell>
          <table:table-cell table:style-name="Tabela2.A1" office:value-type="string">
            <text:p text:style-name="P30" loext:marker-style-name="T20"><text:span text:style-name="T20">17,5</text:span><text:span text:style-name="T20"/></text:p>
          </table:table-cell>
          <table:table-cell table:style-name="Tabela2.A1" office:value-type="string">
            <text:p text:style-name="P31" loext:marker-style-name="T20"><text:span text:style-name="T20">32</text:span><text:span text:style-name="T20"/></text:p>
          </table:table-cell>
          <table:table-cell table:style-name="Tabela2.A1" office:value-type="string">
            <text:p text:style-name="P34" loext:marker-style-name="T20"><text:span text:style-name="T20">5</text:span><text:span text:style-name="T20"/></text:p>
          </table:table-cell>
        </table:table-row>
        <table:table-row table:style-name="Tabela2.4">
          <table:table-cell table:style-name="Tabela2.A1" office:value-type="string">
            <text:p text:style-name="P39" loext:marker-style-name="T53"><text:span text:style-name="T53">20</text:span><text:span text:style-name="T55"> </text:span><text:span text:style-name="T53">&lt;</text:span><text:span text:style-name="T54"> </text:span><text:span text:style-name="T53">𝑥</text:span><text:span text:style-name="T59"> </text:span><text:span text:style-name="T53">≤</text:span><text:span text:style-name="T57"> </text:span><text:span text:style-name="T53">25</text:span></text:p>
          </table:table-cell>
          <table:table-cell table:style-name="Tabela2.A1" office:value-type="string">
            <text:p text:style-name="P42" loext:marker-style-name="T20"><text:span text:style-name="T20">22,5</text:span><text:span text:style-name="T20"/></text:p>
          </table:table-cell>
          <table:table-cell table:style-name="Tabela2.A1" office:value-type="string">
            <text:p text:style-name="P43" loext:marker-style-name="T20"><text:span text:style-name="T20">21</text:span><text:span text:style-name="T20"/></text:p>
          </table:table-cell>
          <table:table-cell table:style-name="Tabela2.A1" office:value-type="string">
            <text:p text:style-name="P40" loext:marker-style-name="T20"><text:span text:style-name="T20">19</text:span><text:span text:style-name="T20"/></text:p>
          </table:table-cell>
        </table:table-row>
        <table:table-row table:style-name="Tabela2.2">
          <table:table-cell table:style-name="Tabela2.A1" office:value-type="string">
            <text:p text:style-name="P33" loext:marker-style-name="T53"><text:span text:style-name="T53">25</text:span><text:span text:style-name="T55"> </text:span><text:span text:style-name="T53">&lt;</text:span><text:span text:style-name="T54"> </text:span><text:span text:style-name="T53">𝑥</text:span><text:span text:style-name="T59"> </text:span><text:span text:style-name="T53">≤</text:span><text:span text:style-name="T57"> </text:span><text:span text:style-name="T53">30</text:span></text:p>
          </table:table-cell>
          <table:table-cell table:style-name="Tabela2.A1" office:value-type="string">
            <text:p text:style-name="P30" loext:marker-style-name="T20"><text:span text:style-name="T20">27,5</text:span><text:span text:style-name="T20"/></text:p>
          </table:table-cell>
          <table:table-cell table:style-name="Tabela2.A1" office:value-type="string">
            <text:p text:style-name="P31" loext:marker-style-name="T20"><text:span text:style-name="T20">12</text:span><text:span text:style-name="T20"/></text:p>
          </table:table-cell>
          <table:table-cell table:style-name="Tabela2.A1" office:value-type="string">
            <text:p text:style-name="P32" loext:marker-style-name="T20"><text:span text:style-name="T20">42</text:span><text:span text:style-name="T20"/></text:p>
          </table:table-cell>
        </table:table-row>
        <table:table-row table:style-name="Tabela2.4">
          <table:table-cell table:style-name="Tabela2.A1" office:value-type="string">
            <text:p text:style-name="P39" loext:marker-style-name="T53"><text:span text:style-name="T53">30</text:span><text:span text:style-name="T55"> </text:span><text:span text:style-name="T53">&lt;</text:span><text:span text:style-name="T54"> </text:span><text:span text:style-name="T53">𝑥</text:span><text:span text:style-name="T59"> </text:span><text:span text:style-name="T53">≤</text:span><text:span text:style-name="T57"> </text:span><text:span text:style-name="T53">35</text:span></text:p>
          </table:table-cell>
          <table:table-cell table:style-name="Tabela2.A1" office:value-type="string">
            <text:p text:style-name="P42" loext:marker-style-name="T20"><text:span text:style-name="T20">32,5</text:span><text:span text:style-name="T20"/></text:p>
          </table:table-cell>
          <table:table-cell table:style-name="Tabela2.A1" office:value-type="string">
            <text:p text:style-name="P44" loext:marker-style-name="T20"><text:span text:style-name="T20">4</text:span><text:span text:style-name="T20"/></text:p>
          </table:table-cell>
          <table:table-cell table:style-name="Tabela2.A1" office:value-type="string">
            <text:p text:style-name="P41" loext:marker-style-name="T20"><text:span text:style-name="T20">0</text:span><text:span text:style-name="T20"/></text:p>
          </table:table-cell>
        </table:table-row>
      </table:table>
      <text:p text:style-name="P51" loext:marker-style-name="T11"><text:span text:style-name="T20"/></text:p>
      <text:p text:style-name="P51" loext:marker-style-name="T11"><text:span text:style-name="T20"><text:tab/></text:span><text:span text:style-name="T16">Fórmulas Utilizadas:</text:span></text:p>
      <text:p text:style-name="P11"><text:span text:style-name="T21"><text:tab/><text:tab/> <text:s/>- Média Aritmética </text:span><text:span text:style-name="T22">(MA)</text:span><text:span text:style-name="T21">: </text:span><text:span text:style-name="T21"><draw:frame draw:style-name="fr1" draw:name="Objeto7" text:anchor-type="as-char" svg:y="-1.291cm" svg:width="1.52cm" svg:height="2.342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1"><text:span text:style-name="T21"><text:tab/> <text:s/>- </text:span><text:span text:style-name="T22">Média Geométrica (MG): </text:span><text:span text:style-name="T22"><draw:frame draw:style-name="fr1" draw:name="Objeto8" text:anchor-type="as-char" svg:y="-0.804cm" svg:width="1.378cm" svg:height="1.226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1"><text:span text:style-name="T22"><text:tab/> <text:s/>- Média Harmónica (MH): </text:span><text:span text:style-name="T22"><draw:frame draw:style-name="fr1" draw:name="Objeto9" text:anchor-type="as-char" svg:y="-1.291cm" svg:width="1.605cm" svg:height="2.342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1"><text:span text:style-name="T22"><text:tab/> <text:s/>- Mediana (MED): </text:span><text:span text:style-name="T22"><draw:frame draw:style-name="fr1" draw:name="Objeto10" text:anchor-type="as-char" svg:y="-0.684cm" svg:width="4.389cm" svg:height="1.125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1"><text:span text:style-name="T22"><text:tab/> <text:s/>- Variância (V): </text:span><text:span text:style-name="T22"><draw:frame draw:style-name="fr1" draw:name="Objeto11" text:anchor-type="as-char" svg:y="-1.291cm" svg:width="5.128cm" svg:height="1.67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1"><text:span text:style-name="T22"><text:tab/> <text:s/>- Desvio padrão (v): </text:span><text:span text:style-name="T22"><draw:frame draw:style-name="fr1" draw:name="Objeto12" text:anchor-type="as-char" svg:y="-0.857cm" svg:width="2.231cm" svg:height="0.949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list text:style-name="WWNum2">
        <text:list-header>
          <text:p text:style-name="P52" loext:marker-style-name="T11"><text:span text:style-name="T20"/></text:p>
        </text:list-header>
      </text:list>
      <text:p text:style-name="P51" loext:marker-style-name="T11"/>
      <text:p text:style-name="P51" loext:marker-style-name="T11"/>
      <text:p text:style-name="P51" loext:marker-style-name="T11"/>
      <text:p text:style-name="P51" loext:marker-style-name="T11"/>
      <text:p text:style-name="P51" loext:marker-style-name="T11"/>
      <text:p text:style-name="P51" loext:marker-style-name="T11"/>
      <text:p text:style-name="P51" loext:marker-style-name="T11"/>
      <text:p text:style-name="P51" loext:marker-style-name="T11"/>
      <text:p text:style-name="P51" loext:marker-style-name="T11"><text:soft-page-break/></text:p>
      <text:p text:style-name="P51" loext:marker-style-name="T11"/>
      <text:list text:continue-numbering="true" text:style-name="WWNum2">
        <text:list-item>
          <text:p text:style-name="P52" loext:marker-style-name="T11"><text:span text:style-name="T20">Calcule</text:span><text:span text:style-name="T23"> </text:span><text:span text:style-name="T20">para</text:span><text:span text:style-name="T23"> </text:span><text:span text:style-name="T20">ambas</text:span><text:span text:style-name="T23"> </text:span><text:span text:style-name="T20">as</text:span><text:span text:style-name="T23"> </text:span><text:span text:style-name="T20">redes</text:span><text:span text:style-name="T23"> </text:span><text:span text:style-name="T20">as</text:span><text:span text:style-name="T23"> </text:span><text:span text:style-name="T20">medidas</text:span><text:span text:style-name="T23"> </text:span><text:span text:style-name="T20">de</text:span><text:span text:style-name="T23"> </text:span><text:span text:style-name="T20">tendência</text:span><text:span text:style-name="T23"> </text:span><text:span text:style-name="T20">central:</text:span><text:span text:style-name="T23"> </text:span><text:span text:style-name="T20">média</text:span><text:span text:style-name="T23"> </text:span><text:span text:style-name="T20">aritmética,média</text:span><text:span text:style-name="T23"> </text:span><text:span text:style-name="T20">geométrica</text:span><text:span text:style-name="T23"> </text:span><text:span text:style-name="T20">e</text:span><text:span text:style-name="T23"> </text:span><text:span text:style-name="T20">mediana</text:span><text:span text:style-name="T23"> </text:span><text:span text:style-name="T20">para</text:span><text:span text:style-name="T23"> </text:span><text:span text:style-name="T20">distribuições</text:span><text:span text:style-name="T23"> </text:span><text:span text:style-name="T20">em</text:span><text:span text:style-name="T23"> </text:span><text:span text:style-name="T20">intervalos</text:span><text:span text:style-name="T23"> </text:span><text:span text:style-name="T20">de</text:span><text:span text:style-name="T23"> </text:span><text:span text:style-name="T20">classes;</text:span><text:span text:style-name="T27"> </text:span><text:span text:style-name="T11">(Score:</text:span><text:span text:style-name="T28"> </text:span><text:span text:style-name="T11">0,5)</text:span></text:p>
          <text:p text:style-name="P58" loext:marker-style-name="T11"><text:span text:style-name="T11">Respostas:</text:span></text:p>
          <text:list>
            <text:list-item>
              <text:list>
                <text:list-item>
                  <text:list>
                    <text:list-header>
                      <text:p text:style-name="P52" loext:marker-style-name="T11"><text:span text:style-name="T11"><text:s text:c="2"/></text:span></text:p>
                    </text:list-header>
                  </text:list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7">Rede</text:p>
          </table:table-cell>
          <table:table-cell table:style-name="Tabela4.A1" office:value-type="string">
            <text:p text:style-name="P7">MA</text:p>
          </table:table-cell>
          <table:table-cell table:style-name="Tabela4.A1" office:value-type="string">
            <text:p text:style-name="P7">MG</text:p>
          </table:table-cell>
          <table:table-cell table:style-name="Tabela4.A1" office:value-type="string">
            <text:p text:style-name="P9">MH</text:p>
          </table:table-cell>
          <table:table-cell table:style-name="Tabela4.E1" office:value-type="string">
            <text:p text:style-name="P12">MED</text:p>
          </table:table-cell>
        </table:table-row>
        <table:table-row>
          <table:table-cell table:style-name="Tabela4.A2" office:value-type="string">
            <text:p text:style-name="P7">A</text:p>
          </table:table-cell>
          <table:table-cell table:style-name="Tabela4.A2" office:value-type="string">
            <text:p text:style-name="P7">15.1</text:p>
          </table:table-cell>
          <table:table-cell table:style-name="Tabela4.A2" office:value-type="string">
            <text:p text:style-name="P7">12.92</text:p>
          </table:table-cell>
          <table:table-cell table:style-name="Tabela4.A2" office:value-type="string">
            <text:p text:style-name="P7">10.14</text:p>
          </table:table-cell>
          <table:table-cell table:style-name="Tabela4.E2" office:value-type="string">
            <text:p text:style-name="P12">12.30</text:p>
          </table:table-cell>
        </table:table-row>
        <table:table-row>
          <table:table-cell table:style-name="Tabela4.A2" office:value-type="string">
            <text:p text:style-name="P7">B</text:p>
          </table:table-cell>
          <table:table-cell table:style-name="Tabela4.A2" office:value-type="string">
            <text:p text:style-name="P7">14.73</text:p>
          </table:table-cell>
          <table:table-cell table:style-name="Tabela4.A2" office:value-type="string">
            <text:p text:style-name="P7">10.24</text:p>
          </table:table-cell>
          <table:table-cell table:style-name="Tabela4.A2" office:value-type="string">
            <text:p text:style-name="P7">6.43</text:p>
          </table:table-cell>
          <table:table-cell table:style-name="Tabela4.E2" office:value-type="string">
            <text:p text:style-name="P12">10.20</text:p>
          </table:table-cell>
        </table:table-row>
      </table:table>
      <text:list text:continue-numbering="true" text:style-name="WWNum2">
        <text:list-item>
          <text:list>
            <text:list-item>
              <text:list>
                <text:list-item>
                  <text:list>
                    <text:list-header>
                      <text:p text:style-name="P52" loext:marker-style-name="T11"><text:span text:style-name="T14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53" loext:marker-style-name="T11"><text:span text:style-name="T20">Calcule para ambas as redes as medidas de dispersão: variância e desvio padrão</text:span><text:span text:style-name="T23"> </text:span><text:span text:style-name="T20">para</text:span><text:span text:style-name="T30"> </text:span><text:span text:style-name="T20">distribuições</text:span><text:span text:style-name="T34"> </text:span><text:span text:style-name="T20">em intervalos de classes;</text:span><text:span text:style-name="T35"> </text:span><text:span text:style-name="T11">(Score:</text:span><text:span text:style-name="T28"> </text:span><text:span text:style-name="T11">0,5)</text:span>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7">Rede</text:p>
          </table:table-cell>
          <table:table-cell table:style-name="Tabela5.A1" office:value-type="string">
            <text:p text:style-name="P7">V</text:p>
          </table:table-cell>
          <table:table-cell table:style-name="Tabela5.C1" office:value-type="string">
            <text:p text:style-name="P7">v</text:p>
          </table:table-cell>
        </table:table-row>
        <table:table-row>
          <table:table-cell table:style-name="Tabela5.A2" office:value-type="string">
            <text:p text:style-name="P7">A</text:p>
          </table:table-cell>
          <table:table-cell table:style-name="Tabela5.A2" office:value-type="string">
            <text:p text:style-name="P7">54</text:p>
          </table:table-cell>
          <table:table-cell table:style-name="Tabela5.C2" office:value-type="string">
            <text:p text:style-name="P7">7.35</text:p>
          </table:table-cell>
        </table:table-row>
        <table:table-row>
          <table:table-cell table:style-name="Tabela5.A2" office:value-type="string">
            <text:p text:style-name="P7">B</text:p>
          </table:table-cell>
          <table:table-cell table:style-name="Tabela5.A2" office:value-type="string">
            <text:p text:style-name="P7">103</text:p>
          </table:table-cell>
          <table:table-cell table:style-name="Tabela5.C2" office:value-type="string">
            <text:p text:style-name="P7">10.15</text:p>
          </table:table-cell>
        </table:table-row>
      </table:table>
      <text:list text:continue-numbering="true" text:style-name="WWNum2">
        <text:list-header>
          <text:p text:style-name="P53" loext:marker-style-name="T11"><text:span text:style-name="T11"/></text:p>
        </text:list-header>
        <text:list-item>
          <text:p text:style-name="P54" loext:marker-style-name="T11"><text:span text:style-name="T20">Faça uma simulação discreta de Monte Carlo para as redes A e B, gerando 50</text:span><text:span text:style-name="T23"> </text:span><text:span text:style-name="T20">números aleatórios para cada rede, com os número gerados refaça a tabela em</text:span><text:span text:style-name="T23"> </text:span><text:span text:style-name="T20">intervalos</text:span><text:span text:style-name="T30"> </text:span><text:span text:style-name="T20">de</text:span><text:span text:style-name="T36"> </text:span><text:span text:style-name="T20">classes</text:span><text:span text:style-name="T36"> </text:span><text:span text:style-name="T20">para</text:span><text:span text:style-name="T26"> </text:span><text:span text:style-name="T20">ambas</text:span><text:span text:style-name="T30"> </text:span><text:span text:style-name="T20">as</text:span><text:span text:style-name="T36"> </text:span><text:span text:style-name="T20">redes e</text:span><text:span text:style-name="T37"> </text:span><text:span text:style-name="T20">em</text:span><text:span text:style-name="T26"> </text:span><text:span text:style-name="T20">seguida</text:span><text:span text:style-name="T30"> </text:span><text:span text:style-name="T20">refaça</text:span><text:span text:style-name="T37"> </text:span><text:span text:style-name="T20">os</text:span><text:span text:style-name="T30"> </text:span><text:span text:style-name="T20">itens</text:span><text:span text:style-name="T36"> </text:span><text:span text:style-name="T20">a)</text:span><text:span text:style-name="T26"> </text:span><text:span text:style-name="T20">e</text:span><text:span text:style-name="T36"> </text:span><text:span text:style-name="T20">b)</text:span><text:span text:style-name="T37"> </text:span><text:span text:style-name="T20">para</text:span><text:span text:style-name="T32"> </text:span><text:span text:style-name="T20">os dados simulados, em seguida refaça o que se pede no item a) com os dados</text:span><text:span text:style-name="T23"> </text:span><text:span text:style-name="T20">simulados e conclua comentando se os dados simulados correspondem</text:span><text:span text:style-name="T23"> </text:span><text:span text:style-name="T20">com as</text:span><text:span text:style-name="T23"> </text:span><text:span text:style-name="T20">métricas</text:span><text:span text:style-name="T27"> </text:span><text:span text:style-name="T20">dos dados originais.</text:span><text:span text:style-name="T23"> </text:span><text:span text:style-name="T11">(Score:</text:span><text:span text:style-name="T24"> </text:span><text:span text:style-name="T11">1,0)</text:span></text:p>
        </text:list-item>
      </text:list>
      <text:h text:style-name="P2" text:outline-level="2">Boa<text:span text:style-name="T9"> </text:span>Sorte<text:span text:style-name="T9"> </text:span>e<text:span text:style-name="T9"> </text:span>um<text:span text:style-name="T60"> </text:span>Excelente<text:span text:style-name="T10"> </text:span>desempenho neste<text:span text:style-name="T9"> </text:span>trabalho<text:span text:style-name="T61"> </text:span>avaliativo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48cm" fo:margin-right="0.206cm" fo:text-align="justify" style:justify-single-word="false" fo:text-indent="-0.635cm" style:auto-text-indent="false"/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text-align="justify" style:justify-single-word="false"/>
      <style:text-properties style:font-name="Times New Roman" fo:font-family="'Times New Roman'" style:font-family-generic="roman" style:font-pitch="variable" fo:font-size="12pt" fo:language="pt" fo:country="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48cm" fo:margin-right="0.206cm" fo:text-align="justify" style:justify-single-word="false" fo:text-indent="-0.635cm" style:auto-text-indent="false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258cm" fo:line-height="0.459cm" fo:text-align="center" style:justify-single-word="false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etter-spacing="-0.002cm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2cm" fo:language="pt" fo:country="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3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2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2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1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1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3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2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2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1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1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64cm" fo:margin-bottom="0.494cm" fo:margin-left="2.822cm" fo:margin-right="2.787cm" style:writing-mode="lr-tb" style:layout-grid-color="#c0c0c0" style:layout-grid-lines="280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ques ...</meta:initial-creator>
    <meta:creation-date>2023-09-16T17:52:51</meta:creation-date>
    <dc:date>2023-09-17T10:34:28.219000000</dc:date>
    <meta:editing-duration>PT3H49M41S</meta:editing-duration>
    <meta:generator>LibreOffice/7.6.0.3$Windows_X86_64 LibreOffice_project/69edd8b8ebc41d00b4de3915dc82f8f0fc3b6265</meta:generator>
    <meta:editing-cycles>9</meta:editing-cycles>
    <meta:document-statistic meta:table-count="5" meta:image-count="0" meta:object-count="12" meta:page-count="3" meta:paragraph-count="175" meta:word-count="557" meta:character-count="2941" meta:non-whitespace-character-count="2520"/>
    <meta:user-defined meta:name="AppVersion">12.0000</meta:user-defined>
    <meta:user-defined meta:name="Created" meta:value-type="date">2023-09-08T00:00:00</meta:user-defined>
    <meta:user-defined meta:name="Creator">Microsoft® Word 2016</meta:user-defined>
    <meta:user-defined meta:name="LastSaved" meta:value-type="date">2023-09-16T00:00: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0</mn>
          </mrow>
          <mi>n</mi>
        </munderover>
        <mi mathvariant="italic">xi</mi>
      </mrow>
      <mi>n</mi>
    </mfrac>
    <annotation encoding="StarMath 5.0">{ sum from i = 0 to n xi } over n</annotation>
  </semantics>
</math>
</file>

<file path=Object 10/content.xml><?xml version="1.0" encoding="utf-8"?>
<math xmlns="http://www.w3.org/1998/Math/MathML" display="block">
  <semantics>
    <mrow>
      <mi>L</mi>
      <mrow>
        <mi mathvariant="italic">inf</mi>
        <mo stretchy="false">+</mo>
        <mi>c</mi>
      </mrow>
      <mrow>
        <mo fence="true" form="prefix" stretchy="false">(</mo>
        <mrow>
          <mfrac>
            <mrow>
              <mi mathvariant="italic">End</mi>
              <mo stretchy="false">−</mo>
              <msub>
                <mi mathvariant="italic">Fac</mi>
                <mi mathvariant="italic">anterior</mi>
              </msub>
            </mrow>
            <msub>
              <mi>f</mi>
              <mi mathvariant="italic">med</mi>
            </msub>
          </mfrac>
        </mrow>
        <mo fence="true" form="postfix" stretchy="false">)</mo>
      </mrow>
    </mrow>
    <annotation encoding="StarMath 5.0">L inf + c ( {End - Fac_anterior} over {f_med})</annotation>
  </semantics>
</math>
</file>

<file path=Object 11/content.xml><?xml version="1.0" encoding="utf-8"?>
<math xmlns="http://www.w3.org/1998/Math/MathML" display="block">
  <semantics>
    <mfrac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i mathvariant="italic">xi</mi>
                  <mo stretchy="false">−</mo>
                  <mi mathvariant="italic">médiaAritmética</mi>
                </mrow>
              </mrow>
              <mo fence="true" form="postfix" stretchy="false">)</mo>
            </mrow>
            <mn>2</mn>
          </msup>
        </mrow>
        <mo stretchy="false">∗</mo>
        <mi mathvariant="italic">fi</mi>
      </mrow>
      <mrow>
        <mi>n</mi>
        <mo stretchy="false">−</mo>
        <mn>1</mn>
      </mrow>
    </mfrac>
    <annotation encoding="StarMath 5.0">{ sum from i= 0 to n {(xi - médiaAritmética)}^{2}*fi  } over { n-1 }</annotation>
  </semantics>
</math>
</file>

<file path=Object 12/content.xml><?xml version="1.0" encoding="utf-8"?>
<math xmlns="http://www.w3.org/1998/Math/MathML" display="block">
  <semantics>
    <mroot>
      <mi mathvariant="italic">variância</mi>
      <mrow>
        <munderover>
          <mo stretchy="false">∑</mo>
          <mrow>
            <mi>i</mi>
            <mo stretchy="false">=</mo>
            <mn>0</mn>
          </mrow>
          <mi>n</mi>
        </munderover>
        <mi mathvariant="italic">fi</mi>
      </mrow>
    </mroot>
    <annotation encoding="StarMath 5.0">nroot { sum from i = 0 to n fi} { variância }</annotation>
  </semantics>
</math>
</file>

<file path=Object 2/content.xml><?xml version="1.0" encoding="utf-8"?>
<math xmlns="http://www.w3.org/1998/Math/MathML" display="block">
  <semantics>
    <mroot>
      <mrow>
        <munderover>
          <mo stretchy="false">∏</mo>
          <mrow>
            <mi>i</mi>
            <mo stretchy="false">=</mo>
            <mn>0</mn>
          </mrow>
          <mi>n</mi>
        </munderover>
        <mi mathvariant="italic">xi</mi>
      </mrow>
      <mi>n</mi>
    </mroot>
    <annotation encoding="StarMath 5.0">nroot n { prod from i = 0 to n xi }</annotation>
  </semantics>
</math>
</file>

<file path=Object 3/content.xml><?xml version="1.0" encoding="utf-8"?>
<math xmlns="http://www.w3.org/1998/Math/MathML" display="block">
  <semantics>
    <mfrac>
      <mi>n</mi>
      <mrow>
        <munderover>
          <mo stretchy="false">∑</mo>
          <mrow>
            <mi>i</mi>
            <mo stretchy="false">=</mo>
            <mn>0</mn>
          </mrow>
          <mi>n</mi>
        </munderover>
        <mfrac>
          <mn>1</mn>
          <mi>n</mi>
        </mfrac>
      </mrow>
    </mfrac>
    <annotation encoding="StarMath 5.0">{ n } over { sum from i = 0 to n {1 over n} }</annotation>
  </semantics>
</math>
</file>

<file path=Object 4/content.xml><?xml version="1.0" encoding="utf-8"?>
<math xmlns="http://www.w3.org/1998/Math/MathML" display="block">
  <semantics>
    <mfrac>
      <mrow>
        <mi>n</mi>
        <mo stretchy="false">+</mo>
        <mn>1</mn>
      </mrow>
      <mn>2</mn>
    </mfrac>
    <annotation encoding="StarMath 5.0">{ n+1 } over 2</annotation>
  </semantics>
</math>
</file>

<file path=Object 5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0</mn>
          </mrow>
          <mi>n</mi>
        </munderover>
        <msup>
          <mrow>
            <mo fence="true" form="prefix" stretchy="false">(</mo>
            <mrow>
              <mrow>
                <mi mathvariant="italic">xi</mi>
                <mo stretchy="false">−</mo>
                <mi mathvariant="italic">médiaAritmética</mi>
              </mrow>
            </mrow>
            <mo fence="true" form="postfix" stretchy="false">)</mo>
          </mrow>
          <mn>2</mn>
        </msup>
      </mrow>
      <mrow>
        <mi>n</mi>
        <mo stretchy="false">−</mo>
        <mn>1</mn>
      </mrow>
    </mfrac>
    <annotation encoding="StarMath 5.0">{ sum from i= 0 to n {(xi - médiaAritmética)}^2  } over { n-1 }</annotation>
  </semantics>
</math>
</file>

<file path=Object 6/content.xml><?xml version="1.0" encoding="utf-8"?>
<math xmlns="http://www.w3.org/1998/Math/MathML" display="block">
  <semantics>
    <msqrt>
      <mi mathvariant="italic">variância</mi>
    </msqrt>
    <annotation encoding="StarMath 5.0">sqrt{ variância }</annotation>
  </semantics>
</math>
</file>

<file path=Object 7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0</mn>
          </mrow>
          <mi>n</mi>
        </munderover>
        <mrow>
          <mi mathvariant="italic">xi</mi>
          <mo stretchy="false">∗</mo>
          <mi mathvariant="italic">fi</mi>
        </mrow>
      </mrow>
      <mrow>
        <munderover>
          <mo stretchy="false">∑</mo>
          <mrow>
            <mi>i</mi>
            <mo stretchy="false">=</mo>
            <mn>0</mn>
          </mrow>
          <mi>n</mi>
        </munderover>
        <mi mathvariant="italic">fi</mi>
      </mrow>
    </mfrac>
    <annotation encoding="StarMath 5.0">{ sum from i = 0 to n  { xi*fi } } over { sum from i = 0 to n fi }</annotation>
  </semantics>
</math>
</file>

<file path=Object 8/content.xml><?xml version="1.0" encoding="utf-8"?>
<math xmlns="http://www.w3.org/1998/Math/MathML" display="block">
  <semantics>
    <mroot>
      <mrow>
        <munderover>
          <mo stretchy="false">∏</mo>
          <mrow>
            <mi>i</mi>
            <mo stretchy="false">=</mo>
            <mn>0</mn>
          </mrow>
          <mi>n</mi>
        </munderover>
        <msup>
          <mi mathvariant="italic">xi</mi>
          <mi mathvariant="italic">fi</mi>
        </msup>
      </mrow>
      <mi>n</mi>
    </mroot>
    <annotation encoding="StarMath 5.0">nroot { n } { prod from i = 0 to n xi^fi}</annotation>
  </semantics>
</math>
</file>

<file path=Object 9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0</mn>
          </mrow>
          <mi>n</mi>
        </munderover>
        <mi mathvariant="italic">fi</mi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frac>
            <mn>1</mn>
            <mi mathvariant="italic">xi</mi>
          </mfrac>
          <mo stretchy="false">∗</mo>
          <mi mathvariant="italic">fi</mi>
        </mrow>
      </mrow>
    </mfrac>
    <annotation encoding="StarMath 5.0">{ sum from i = 0 to n fi } over { sum from i = 0 to n {1 over xi * fi} }</annotation>
  </semantics>
</math>
</file>